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A000000367D827E8F32393F33.png" manifest:media-type="image/png"/>
  <manifest:file-entry manifest:full-path="Pictures/10000001000000920000002E99DCF97769CA7187.png" manifest:media-type="image/png"/>
  <manifest:file-entry manifest:full-path="Pictures/10000001000000520000002B8A5B6E65DE432BDE.png" manifest:media-type="image/png"/>
  <manifest:file-entry manifest:full-path="Pictures/100000010000009400000037809C057F5EF5A8FD.png" manifest:media-type="image/png"/>
  <manifest:file-entry manifest:full-path="Pictures/1000000100000239000000C8F49E32E056E09D1B.png" manifest:media-type="image/png"/>
  <manifest:file-entry manifest:full-path="Pictures/100000010000026E000000D92745042FE8726E2D.png" manifest:media-type="image/png"/>
  <manifest:file-entry manifest:full-path="Pictures/100000010000005700000050FB328FB70399C272.png" manifest:media-type="image/png"/>
  <manifest:file-entry manifest:full-path="Pictures/10000001000000900000003944C35B38039997D4.png" manifest:media-type="image/png"/>
  <manifest:file-entry manifest:full-path="Pictures/1000000100000171000000BFE903BCCA247858EF.png" manifest:media-type="image/png"/>
  <manifest:file-entry manifest:full-path="Pictures/10000001000000310000002C71FC2DC175CAB534.png" manifest:media-type="image/png"/>
  <manifest:file-entry manifest:full-path="Pictures/10000001000001530000008BA2F4E5EF6228BEB6.png" manifest:media-type="image/png"/>
  <manifest:file-entry manifest:full-path="Pictures/10000001000000430000006DDA4283EE4269BFC0.png" manifest:media-type="image/png"/>
  <manifest:file-entry manifest:full-path="Pictures/100000010000025A00000048553A30B9D9FD364B.png" manifest:media-type="image/png"/>
  <manifest:file-entry manifest:full-path="Pictures/10000001000001DB000000D41131644614F6F518.png" manifest:media-type="image/png"/>
  <manifest:file-entry manifest:full-path="Pictures/100000010000008B0000003868AF97D7DA44D5B2.png" manifest:media-type="image/png"/>
  <manifest:file-entry manifest:full-path="Pictures/10000001000002D20000006961FD3C178DFA774D.png" manifest:media-type="image/png"/>
  <manifest:file-entry manifest:full-path="Pictures/1000000100000116000000621B0DA5C8E7299178.png" manifest:media-type="image/png"/>
  <manifest:file-entry manifest:full-path="Pictures/10000001000000B500000018B0ACC82CAF468445.png" manifest:media-type="image/png"/>
  <manifest:file-entry manifest:full-path="Pictures/100000010000002E00000030FA377F297352B7B5.png" manifest:media-type="image/png"/>
  <manifest:file-entry manifest:full-path="Pictures/10000001000000F200000066F7F11BA6B1EB2A11.png" manifest:media-type="image/png"/>
  <manifest:file-entry manifest:full-path="Pictures/10000001000001970000005336C34E6E9A404993.png" manifest:media-type="image/png"/>
  <manifest:file-entry manifest:full-path="Pictures/100000010000008B0000003ABD47FC36236143AD.png" manifest:media-type="image/png"/>
  <manifest:file-entry manifest:full-path="Pictures/100000010000007600000037E4B1DA00D74161ED.png" manifest:media-type="image/png"/>
  <manifest:file-entry manifest:full-path="Pictures/10000001000004AD00000071714AC3C0151F623E.png" manifest:media-type="image/png"/>
  <manifest:file-entry manifest:full-path="Pictures/100000010000007600000040873CABB7AD912E85.png" manifest:media-type="image/png"/>
  <manifest:file-entry manifest:full-path="Pictures/10000001000000A80000008A3241C4F265CEAEDA.png" manifest:media-type="image/png"/>
  <manifest:file-entry manifest:full-path="Pictures/100000010000004F000000718888F9CEF34DFC9B.png" manifest:media-type="image/png"/>
  <manifest:file-entry manifest:full-path="Pictures/100000010000009700000066EB274F15D8A4B44B.png" manifest:media-type="image/png"/>
  <manifest:file-entry manifest:full-path="Pictures/10000001000005F70000015C780BE88593871A6B.png" manifest:media-type="image/png"/>
  <manifest:file-entry manifest:full-path="Pictures/10000001000001E1000000DD407240FD60DB0151.png" manifest:media-type="image/png"/>
  <manifest:file-entry manifest:full-path="Pictures/10000001000000460000004A23D4014F1629E569.png" manifest:media-type="image/png"/>
  <manifest:file-entry manifest:full-path="Pictures/10000001000001F900000078258598AC20F39AD7.png" manifest:media-type="image/png"/>
  <manifest:file-entry manifest:full-path="Pictures/10000001000000DD000000918B03A7D9D36C8290.png" manifest:media-type="image/png"/>
  <manifest:file-entry manifest:full-path="Pictures/10000001000005040000007C8F2093400B3ADA23.png" manifest:media-type="image/png"/>
  <manifest:file-entry manifest:full-path="Pictures/10000001000000FA0000008462F920991BE42E9B.png" manifest:media-type="image/png"/>
  <manifest:file-entry manifest:full-path="Pictures/10000001000000420000006DBB266A625B10756E.png" manifest:media-type="image/png"/>
  <manifest:file-entry manifest:full-path="Pictures/1000000100000217000002040702030073A2A6EE.png" manifest:media-type="image/png"/>
  <manifest:file-entry manifest:full-path="Pictures/100000010000002E0000004CAB5FF9706EAF11F9.png" manifest:media-type="image/png"/>
  <manifest:file-entry manifest:full-path="Pictures/1000000100000133000000A4FEB3E5DE68B425DF.png" manifest:media-type="image/png"/>
  <manifest:file-entry manifest:full-path="Pictures/10000001000000C300000071FBE1D467656CBE4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23.528cm" fo:padding-top="0.176cm" fo:padding-bottom="0.176cm" fo:padding-left="0.301cm" fo:padding-right="0.301cm" draw:shadow-opacity="0%"/>
    </style:style>
    <style:style style:name="gr3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1.118cm" fo:min-width="23.528cm" fo:padding-top="0.176cm" fo:padding-bottom="0.176cm" fo:padding-left="0.301cm" fo:padding-right="0.301cm" draw:shadow-opacity="0%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5cm, 0cm, 0.001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21cm, 0cm, 0cm, 0cm)" draw:image-opacity="100%" style:mirror="none"/>
    </style:style>
    <style:style style:name="gr6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3.843cm" fo:padding-top="0.176cm" fo:padding-bottom="0.176cm" fo:padding-left="0.301cm" fo:padding-right="0.301cm" draw:shadow-opacity="0%"/>
    </style:style>
    <style:style style:name="gr7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3.208cm" fo:padding-top="0.176cm" fo:padding-bottom="0.176cm" fo:padding-left="0.301cm" fo:padding-right="0.301cm" draw:shadow-opacity="0%"/>
    </style:style>
    <style:style style:name="gr8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1.887cm" fo:padding-top="0.176cm" fo:padding-bottom="0.176cm" fo:padding-left="0.301cm" fo:padding-right="0.301cm" draw:shadow-opacity="0%"/>
    </style:style>
    <style:style style:name="gr9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0.741cm" fo:min-width="1.543cm" fo:padding-top="0.176cm" fo:padding-bottom="0.176cm" fo:padding-left="0.301cm" fo:padding-right="0.301cm" draw:shadow-opacity="0%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67cm, 0.635cm, 0cm, 0.517cm)" draw:image-opacity="100%" style:mirror="none"/>
    </style:style>
    <style:style style:name="gr12" style:family="graphic" style:parent-style-name="objectwithoutfill">
      <style:graphic-properties svg:stroke-width="0.152cm" svg:stroke-color="#ff8000" draw:marker-start-width="0.43cm" draw:marker-end-width="0.43cm" draw:fill="none" draw:textarea-vertical-align="middle" fo:padding-top="0.2cm" fo:padding-bottom="0.2cm" fo:padding-left="0.325cm" fo:padding-right="0.325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29cm, 3.969cm, 0.597cm, 0.508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72cm, 0.602cm, 1.43cm, 6.595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14cm, 1.155cm, 0.258cm, 1.774cm)" draw:image-opacity="100%" style:mirror="none"/>
    </style:style>
    <style:style style:name="gr16" style:family="graphic" style:parent-style-name="objectwithoutfill">
      <style:graphic-properties svg:stroke-width="0.152cm" draw:marker-start-width="0.43cm" draw:marker-end-width="0.43cm" draw:fill="none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.298cm" fo:min-width="0.105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47cm, 0.56cm, 0.699cm, 0.52cm)" draw:image-opacity="100%" style:mirror="none"/>
    </style:style>
    <style:style style:name="gr19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032cm, 8.709cm, 0.693cm, 1.298cm)" draw:image-opacity="100%" style:mirror="none"/>
    </style:style>
    <style:style style:name="gr21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22" style:family="graphic" style:parent-style-name="objectwithoutfill">
      <style:graphic-properties svg:stroke-width="0.152cm" svg:stroke-color="#3465a4" draw:marker-start-width="0.43cm" draw:marker-end-width="0.43cm" draw:fill="none" draw:textarea-vertical-align="middle" fo:padding-top="0.2cm" fo:padding-bottom="0.2cm" fo:padding-left="0.325cm" fo:padding-right="0.325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43cm, 0.571cm, 5.481cm, 6.501cm)" draw:image-opacity="100%" style:mirror="none"/>
    </style:style>
    <style:style style:name="gr24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1.206cm" fo:min-width="0.426cm" fo:padding-top="0.151cm" fo:padding-bottom="0.151cm" fo:padding-left="0.276cm" fo:padding-right="0.276cm" draw:shadow-opacity="0%"/>
    </style:style>
    <style:style style:name="gr25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0.629cm" fo:padding-top="0.151cm" fo:padding-bottom="0.151cm" fo:padding-left="0.276cm" fo:padding-right="0.276cm" draw:shadow-opacity="0%"/>
    </style:style>
    <style:style style:name="gr26" style:family="graphic" style:parent-style-name="standard">
      <style:graphic-properties draw:stroke="dash" draw:stroke-dash="Dash" svg:stroke-width="0.051cm" svg:stroke-color="#ff8000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2cm" fo:padding-top="0.151cm" fo:padding-bottom="0.151cm" fo:padding-left="0.276cm" fo:padding-right="0.276cm" draw:shadow-opacity="0%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3cm" fo:min-width="2.653cm"/>
    </style:style>
    <style:style style:name="gr28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1.866cm" fo:min-width="8.299cm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-color="#ff8000" draw:textarea-horizontal-align="justify" draw:textarea-vertical-align="middle" draw:auto-grow-height="false" fo:min-height="0.298cm" fo:min-width="0.105cm"/>
      <style:paragraph-properties style:writing-mode="lr-tb"/>
    </style:style>
    <style:style style:name="gr30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229cm" fo:min-width="11.576cm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76cm, 0.272cm, 0.544cm, 0.396cm)" draw:image-opacity="100%" style:mirror="none"/>
    </style:style>
    <style:style style:name="gr3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76cm, 0.272cm, 0.784cm, 3.243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7cm, 0.183cm, 0cm, 0cm)" draw:image-opacity="100%" style:mirror="none"/>
    </style:style>
    <style:style style:name="gr34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167cm" fo:min-width="11.595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52cm" svg:stroke-color="#00a933" draw:marker-start-width="0.43cm" draw:marker-end-width="0.43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66cm, 0cm)" draw:image-opacity="100%" style:mirror="non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266cm, 3.928cm)" draw:image-opacity="100%" style:mirror="none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032cm, 8.709cm, 0.693cm, 3.498cm)" draw:image-opacity="100%" style:mirror="none"/>
    </style:style>
    <style:style style:name="gr40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41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4.77cm" fo:min-width="7.524cm" fo:padding-top="0.15cm" fo:padding-bottom="0.15cm" fo:padding-left="0.275cm" fo:padding-right="0.275cm"/>
    </style:style>
    <style:style style:name="gr42" style:family="graphic" style:parent-style-name="standard">
      <style:graphic-properties draw:stroke="none" draw:fill-color="#666666" draw:textarea-horizontal-align="justify" draw:textarea-vertical-align="middle" draw:auto-grow-height="false" fo:min-height="0.298cm" fo:min-width="0.105cm"/>
      <style:paragraph-properties style:writing-mode="lr-tb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6cm, 0.34cm, 0cm, 0cm)" draw:image-opacity="100%" style:mirror="none"/>
    </style:style>
    <style:style style:name="gr44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22cm" fo:min-width="0.504cm" fo:padding-top="0.151cm" fo:padding-bottom="0.151cm" fo:padding-left="0.276cm" fo:padding-right="0.276cm" draw:shadow-opacity="0%"/>
    </style:style>
    <style:style style:name="gr45" style:family="graphic" style:parent-style-name="Object_20_with_20_no_20_fill_20_and_20_no_20_line">
      <style:graphic-properties svg:stroke-color="#ff8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319cm" fo:min-width="1.018cm" fo:padding-top="0.151cm" fo:padding-bottom="0.151cm" fo:padding-left="0.276cm" fo:padding-right="0.276cm" draw:shadow-opacity="0%"/>
    </style:style>
    <style:style style:name="gr47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0.289cm" fo:min-width="1.241cm" fo:padding-top="0.151cm" fo:padding-bottom="0.151cm" fo:padding-left="0.276cm" fo:padding-right="0.276cm" draw:shadow-opacity="0%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1.663cm" fo:min-width="1.25cm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06cm, 0cm, 0cm)" draw:image-opacity="100%" style:mirror="none"/>
    </style:style>
    <style:style style:name="gr50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195cm" fo:min-width="0.561cm" fo:padding-top="0.151cm" fo:padding-bottom="0.151cm" fo:padding-left="0.276cm" fo:padding-right="0.276cm" draw:shadow-opacity="0%"/>
    </style:style>
    <style:style style:name="gr51" style:family="graphic" style:parent-style-name="standard">
      <style:graphic-properties draw:stroke="dash" draw:stroke-dash="Dash" svg:stroke-width="0.051cm" svg:stroke-color="#666666" draw:marker-start-width="0.28cm" draw:marker-end-width="0.28cm" svg:stroke-linecap="butt" draw:fill="solid" draw:fill-color="#666666" draw:opacity="0%" draw:textarea-horizontal-align="justify" draw:textarea-vertical-align="middle" draw:auto-grow-height="false" fo:min-height="1.103cm" fo:min-width="0.954cm" fo:padding-top="0.151cm" fo:padding-bottom="0.151cm" fo:padding-left="0.276cm" fo:padding-right="0.276cm" draw:shadow-opacity="0%"/>
    </style:style>
    <style:style style:name="gr52" style:family="graphic" style:parent-style-name="objectwithoutfill">
      <style:graphic-properties svg:stroke-width="0.152cm" svg:stroke-color="#666666" draw:marker-start-width="0.43cm" draw:marker-end-width="0.43cm" draw:fill="none" draw:textarea-vertical-align="middle" fo:padding-top="0.2cm" fo:padding-bottom="0.2cm" fo:padding-left="0.325cm" fo:padding-right="0.325cm"/>
    </style:style>
    <style:style style:name="gr53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54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55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56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2.249cm" fo:min-width="7.524cm" fo:padding-top="0.15cm" fo:padding-bottom="0.15cm" fo:padding-left="0.275cm" fo:padding-right="0.275cm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6cm, 0.385cm, 0.396cm, 0.452cm)" draw:image-opacity="100%" style:mirror="none"/>
    </style:style>
    <style:style style:name="gr58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1.88cm" fo:min-width="0.73cm" fo:padding-top="0.151cm" fo:padding-bottom="0.151cm" fo:padding-left="0.276cm" fo:padding-right="0.276cm" draw:shadow-opacity="0%"/>
    </style:style>
    <style:style style:name="gr59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60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1.308cm" fo:min-width="0.519cm" fo:padding-top="0.151cm" fo:padding-bottom="0.151cm" fo:padding-left="0.276cm" fo:padding-right="0.276cm" draw:shadow-opacity="0%"/>
    </style:style>
    <style:style style:name="gr61" style:family="graphic" style:parent-style-name="Object_20_with_20_no_20_fill_20_and_20_no_20_line">
      <style:graphic-properties svg:stroke-color="#ff8000" draw:textarea-horizontal-align="center" draw:textarea-vertical-align="middle" draw:color-mode="standard" draw:luminance="0%" draw:contrast="0%" draw:gamma="100%" draw:red="0%" draw:green="0%" draw:blue="0%" fo:clip="rect(0cm, 1.839cm, 0cm, 0cm)" draw:image-opacity="100%" style:mirror="none"/>
    </style:style>
    <style:style style:name="gr62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02cm" fo:min-width="0.362cm" fo:padding-top="0.151cm" fo:padding-bottom="0.151cm" fo:padding-left="0.276cm" fo:padding-right="0.276cm" draw:shadow-opacity="0%"/>
    </style:style>
    <style:style style:name="gr6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824cm, 0.001cm, 0cm)" draw:image-opacity="100%" style:mirror="none"/>
    </style:style>
    <style:style style:name="gr64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0.437cm" fo:padding-top="0.151cm" fo:padding-bottom="0.151cm" fo:padding-left="0.276cm" fo:padding-right="0.276cm" draw:shadow-opacity="0%"/>
    </style:style>
    <style:style style:name="gr65" style:family="graphic" style:parent-style-name="objectwithoutfill">
      <style:graphic-properties svg:stroke-color="#ff8000" draw:marker-end="Arrowheads_20_1" draw:fill="none" draw:textarea-vertical-align="middle"/>
    </style:style>
    <style:style style:name="gr66" style:family="graphic" style:parent-style-name="objectwithoutfill">
      <style:graphic-properties svg:stroke-color="#00a933" draw:marker-end="Arrowheads_20_1" draw:fill="none" draw:textarea-vertical-align="middle"/>
    </style:style>
    <style:style style:name="gr67" style:family="graphic" style:parent-style-name="standard">
      <style:graphic-properties draw:stroke="dash" draw:stroke-dash="Dash" svg:stroke-width="0.051cm" svg:stroke-color="#780373" draw:marker-start-width="0.28cm" draw:marker-end-width="0.28cm" svg:stroke-linecap="butt" draw:fill="solid" draw:fill-color="#666666" draw:opacity="0%" draw:textarea-horizontal-align="justify" draw:textarea-vertical-align="middle" draw:auto-grow-height="false" fo:min-height="0.782cm" fo:min-width="0.727cm" fo:padding-top="0.151cm" fo:padding-bottom="0.151cm" fo:padding-left="0.276cm" fo:padding-right="0.276cm" draw:shadow-opacity="0%"/>
    </style:style>
    <style:style style:name="gr68" style:family="graphic" style:parent-style-name="standard">
      <style:graphic-properties draw:stroke="none" draw:fill-color="#00a933" draw:textarea-horizontal-align="justify" draw:textarea-vertical-align="middle" draw:auto-grow-height="false" fo:min-height="0.298cm" fo:min-width="0.105cm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622cm)" draw:image-opacity="100%" style:mirror="none"/>
    </style:style>
    <style:style style:name="gr70" style:family="graphic" style:parent-style-name="standard">
      <style:graphic-properties draw:stroke="none" draw:fill-color="#a1467e" draw:textarea-horizontal-align="justify" draw:textarea-vertical-align="middle" draw:auto-grow-height="false" fo:min-height="0.298cm" fo:min-width="0.105cm"/>
      <style:paragraph-properties style:writing-mode="lr-tb"/>
    </style:style>
    <style:style style:name="gr71" style:family="graphic" style:parent-style-name="objectwithoutfill">
      <style:graphic-properties draw:stroke="dash" draw:stroke-dash="Dash" svg:stroke-width="0.051cm" svg:stroke-color="#ff8000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gr72" style:family="graphic" style:parent-style-name="objectwithoutfill">
      <style:graphic-properties draw:stroke="dash" draw:stroke-dash="Dash" svg:stroke-width="0.051cm" svg:stroke-color="#00a933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size="12pt"/>
    </style:style>
    <style:style style:name="P6" style:family="paragraph">
      <loext:graphic-properties draw:fill="solid" draw:fill-color="#2a6099" draw:opacity="0%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8000"/>
      <style:paragraph-properties fo:text-align="start"/>
      <style:text-properties fo:font-size="12pt"/>
    </style:style>
    <style:style style:name="P9" style:family="paragraph">
      <loext:graphic-properties draw:fill-color="#666666"/>
      <style:paragraph-properties fo:text-align="start"/>
      <style:text-properties fo:font-size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666666" draw:opacity="0%"/>
      <style:paragraph-properties fo:text-align="center"/>
    </style:style>
    <style:style style:name="P12" style:family="paragraph">
      <loext:graphic-properties draw:fill-color="#00a933"/>
      <style:paragraph-properties fo:text-align="start"/>
      <style:text-properties fo:font-size="12pt"/>
    </style:style>
    <style:style style:name="P13" style:family="paragraph">
      <style:paragraph-properties fo:text-align="start"/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P14" style:family="paragraph">
      <loext:graphic-properties draw:fill-color="#a1467e"/>
      <style:paragraph-properties fo:text-align="start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13cm" svg:height="2.277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5.255cm" svg:height="2.155cm" svg:x="2.69cm" svg:y="2.59cm">
            <draw:image xlink:href="Pictures/10000001000001530000008BA2F4E5EF6228BEB6.png" xlink:type="simple" xlink:show="embed" xlink:actuate="onLoad" draw:mime-type="image/png">
              <text:p/>
            </draw:image>
          </draw:frame>
          <draw:frame draw:style-name="gr1" draw:text-style-name="P1" draw:layer="layout" svg:width="3.797cm" svg:height="1.6cm" svg:x="8.898cm" svg:y="2.842cm">
            <draw:image xlink:href="Pictures/10000001000000F200000066F7F11BA6B1EB2A11.png" xlink:type="simple" xlink:show="embed" xlink:actuate="onLoad" draw:mime-type="image/png">
              <text:p/>
            </draw:image>
          </draw:frame>
          <draw:frame draw:style-name="gr1" draw:text-style-name="P1" draw:layer="layout" svg:width="0.78cm" svg:height="0.814cm" svg:x="7.99cm" svg:y="3.376cm">
            <draw:image xlink:href="Pictures/100000010000002E00000030FA377F297352B7B5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9.478cm" svg:height="1.378cm" svg:x="2.587cm" svg:y="7.235cm">
          <draw:image xlink:href="Pictures/10000001000002D20000006961FD3C178DFA774D.png" xlink:type="simple" xlink:show="embed" xlink:actuate="onLoad" draw:mime-type="image/png">
            <text:p/>
          </draw:image>
        </draw:frame>
        <draw:frame draw:style-name="gr1" draw:text-style-name="P1" draw:layer="layout" svg:width="19.685cm" svg:height="1.858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1.295cm" svg:x="0.635cm" svg:y="5.69cm">
          <draw:image xlink:href="Pictures/10000001000001970000005336C34E6E9A404993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0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4.13cm" svg:height="1.47cm" svg:x="0.63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0.622cm" svg:height="1.27cm" svg:x="0.999cm" svg:y="11.595cm">
          <draw:image xlink:href="Pictures/100000010000025A00000048553A30B9D9FD364B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11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" draw:text-style-name="P1" draw:layer="layout" svg:width="1.031cm" svg:height="1.703cm" svg:x="13.1cm" svg:y="7.387cm">
            <draw:image xlink:href="Pictures/10000001000000420000006DBB266A625B10756E.png" xlink:type="simple" xlink:show="embed" xlink:actuate="onLoad" draw:mime-type="image/png">
              <text:p/>
            </draw:image>
          </draw:frame>
          <draw:frame draw:style-name="gr1" draw:text-style-name="P1" draw:layer="layout" svg:width="2.123cm" svg:height="0.989cm" svg:x="14.766cm" svg:y="7.543cm">
            <draw:image xlink:href="Pictures/100000010000007600000037E4B1DA00D74161ED.png" xlink:type="simple" xlink:show="embed" xlink:actuate="onLoad" draw:mime-type="image/png">
              <text:p/>
            </draw:image>
          </draw:frame>
          <draw:frame draw:style-name="gr1" draw:text-style-name="P1" draw:layer="layout" svg:width="0.575cm" svg:height="0.516cm" svg:x="14.191cm" svg:y="7.939cm">
            <draw:image xlink:href="Pictures/10000001000000310000002C71FC2DC175CAB534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825cm" svg:height="0.735cm" svg:x="13.97cm" svg:y="3.175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3.135cm" svg:y="3.39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4" draw:text-style-name="P1" draw:layer="layout" svg:width="3.175cm" svg:height="0.319cm" svg:x="13.67cm" svg:y="3.81cm">
          <draw:image xlink:href="Pictures/10000001000000B500000018B0ACC82CAF468445.png" xlink:type="simple" xlink:show="embed" xlink:actuate="onLoad" draw:mime-type="image/png">
            <text:p/>
          </draw:image>
        </draw:frame>
        <draw:frame draw:style-name="gr5" draw:text-style-name="P1" draw:layer="layout" svg:width="2.123cm" svg:height="0.77cm" svg:x="13.97cm" svg:y="4.02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.505cm" svg:y="9.643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2.541cm" svg:height="2.087cm" svg:x="4.409cm" svg:y="9.208cm">
          <draw:image xlink:href="Pictures/10000001000000A80000008A3241C4F265CEAEDA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3.886cm" svg:y="10.1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047cm" svg:height="1.703cm" svg:x="7.808cm" svg:y="9.41cm">
          <draw:image xlink:href="Pictures/10000001000000430000006DDA4283EE4269BFC0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6.95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227cm" svg:height="1.756cm" svg:x="9.19cm" svg:y="9.357cm">
          <draw:image xlink:href="Pictures/100000010000004F000000718888F9CEF34DFC9B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17.085cm" svg:y="9.743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0.41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1.716cm" svg:x="11.395cm" svg:y="9.397cm">
          <draw:image xlink:href="Pictures/100000010000009700000066EB274F15D8A4B44B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6.3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123cm" svg:height="0.989cm" svg:x="14.035cm" svg:y="9.48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9.642cm" svg:height="1.896cm" svg:x="0.678cm" svg:y="13.509cm">
          <draw:image xlink:href="Pictures/10000001000005040000007C8F2093400B3ADA23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2.174cm" svg:y="9.525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23.555cm" svg:y="10.04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24.13cm" svg:y="9.825cm">
          <draw:image xlink:href="Pictures/100000010000008B0000003868AF97D7DA44D5B2.png" xlink:type="simple" xlink:show="embed" xlink:actuate="onLoad" draw:mime-type="image/png">
            <text:p/>
          </draw:image>
        </draw:frame>
        <draw:custom-shape draw:style-name="gr6" draw:text-style-name="P2" draw:layer="layout" svg:width="4.445cm" svg:height="1.27cm" svg:x="21.79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1cm" svg:height="1.905cm" svg:x="13.135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489cm" svg:height="1.905cm" svg:x="11.295cm" svg:y="9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766cm" svg:y="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013cm" svg:y="9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8.034cm" svg:height="4.109cm" svg:x="0.376cm" svg:y="0.472cm">
          <draw:image xlink:href="Pictures/10000001000005F70000015C780BE88593871A6B.png" xlink:type="simple" xlink:show="embed" xlink:actuate="onLoad" draw:mime-type="image/png">
            <text:p/>
          </draw:image>
        </draw:frame>
        <draw:frame draw:style-name="gr11" draw:text-style-name="P1" draw:layer="layout" svg:width="4.347cm" svg:height="1.996cm" svg:x="17.37cm" svg:y="3.998cm">
          <draw:image xlink:href="Pictures/10000001000001DB000000D41131644614F6F518.png" xlink:type="simple" xlink:show="embed" xlink:actuate="onLoad" draw:mime-type="image/png">
            <text:p/>
          </draw:image>
        </draw:frame>
        <draw:line draw:style-name="gr12" draw:text-style-name="P4" draw:layer="layout" svg:x1="21.97cm" svg:y1="4.591cm" svg:x2="21.97cm" svg:y2="5.888cm">
          <text:p/>
        </draw:line>
        <draw:g>
          <draw:frame draw:style-name="gr13" draw:text-style-name="P1" draw:layer="layout" svg:width="1.588cm" svg:height="1.443cm" svg:x="22.491cm" svg:y="4.457cm">
            <draw:image xlink:href="Pictures/1000000100000133000000A4FEB3E5DE68B425DF.png" xlink:type="simple" xlink:show="embed" xlink:actuate="onLoad" draw:mime-type="image/png">
              <text:p/>
            </draw:image>
          </draw:frame>
          <draw:frame draw:style-name="gr14" draw:text-style-name="P1" draw:layer="layout" svg:width="0.49cm" svg:height="0.61cm" svg:x="24.079cm" svg:y="4.948cm">
            <draw:image xlink:href="Pictures/1000000100000133000000A4FEB3E5DE68B425DF.png" xlink:type="simple" xlink:show="embed" xlink:actuate="onLoad" draw:mime-type="image/png">
              <text:p/>
            </draw:image>
          </draw:frame>
        </draw:g>
        <draw:frame draw:style-name="gr15" draw:text-style-name="P1" draw:layer="layout" svg:width="4.859cm" svg:height="2.368cm" svg:x="10.665cm" svg:y="6.745cm">
          <draw:image xlink:href="Pictures/10000001000001E1000000DD407240FD60DB0151.png" xlink:type="simple" xlink:show="embed" xlink:actuate="onLoad" draw:mime-type="image/png">
            <text:p/>
          </draw:image>
        </draw:frame>
        <draw:line draw:style-name="gr16" draw:text-style-name="P4" draw:layer="layout" svg:x1="15.424cm" svg:y1="6.789cm" svg:x2="15.424cm" svg:y2="8.417cm">
          <text:p/>
        </draw:line>
        <draw:custom-shape draw:style-name="gr17" draw:text-style-name="P5" draw:layer="layout" svg:width="0.855cm" svg:height="0.774cm" draw:transform="rotate (-0.028099800957109) translate (9.686cm 5.638cm)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2.232cm" svg:height="1.353cm" svg:x="16.312cm" svg:y="8.532cm">
          <draw:image xlink:href="Pictures/10000001000000DD000000918B03A7D9D36C8290.png" xlink:type="simple" xlink:show="embed" xlink:actuate="onLoad" draw:mime-type="image/png">
            <text:p/>
          </draw:image>
        </draw:frame>
        <draw:custom-shape draw:style-name="gr19" draw:text-style-name="P6" draw:layer="layout" svg:width="2.297cm" svg:height="1.508cm" svg:x="16.212cm" svg:y="8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draw:layer="layout" svg:width="2.021cm" svg:height="1.426cm" svg:x="16.307cm" svg:y="6.718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21" draw:text-style-name="P2" draw:layer="layout" svg:width="2.297cm" svg:height="1.508cm" svg:x="16.19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4" draw:layer="layout" svg:x1="15.811cm" svg:y1="6.826cm" svg:x2="15.812cm" svg:y2="9.151cm">
          <text:p/>
        </draw:line>
        <draw:frame draw:style-name="gr23" draw:text-style-name="P1" draw:layer="layout" svg:width="3.17cm" svg:height="1.444cm" svg:x="18.984cm" svg:y="8.475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24" draw:text-style-name="P2" draw:layer="layout" svg:width="0.978cm" svg:height="1.508cm" svg:x="19.857cm" svg:y="8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.181cm" svg:height="1.508cm" svg:x="20.973cm" svg:y="8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272cm" svg:height="1.508cm" svg:x="22.395cm" svg:y="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3.153cm" svg:height="0.713cm" svg:x="12.347cm" svg:y="4.20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8.849cm" svg:height="2.166cm" svg:x="16.954cm" svg:y="3.9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855cm" svg:height="0.774cm" draw:transform="rotate (-0.028099800957109) translate (16.015cm 2.95cm)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12.126cm" svg:height="3.529cm" svg:x="10.609cm" svg:y="6.62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2.886cm" svg:height="0.721cm" svg:x="10.733cm" svg:y="5.679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32" draw:text-style-name="P1" draw:layer="layout" svg:width="1.656cm" svg:height="0.617cm" svg:x="16.954cm" svg:y="2.95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1" draw:text-style-name="P1" draw:layer="layout" svg:width="4.616cm" svg:height="2.39cm" svg:x="10.75cm" svg:y="12.662cm">
          <draw:image xlink:href="Pictures/1000000100000171000000BFE903BCCA247858EF.png" xlink:type="simple" xlink:show="embed" xlink:actuate="onLoad" draw:mime-type="image/png">
            <text:p/>
          </draw:image>
        </draw:frame>
        <draw:g>
          <draw:frame draw:style-name="gr31" draw:text-style-name="P1" draw:layer="layout" svg:width="2.886cm" svg:height="0.721cm" svg:x="10.751cm" svg:y="10.864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10.751cm" svg:y="10.989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custom-shape draw:style-name="gr34" draw:text-style-name="P4" draw:layer="layout" svg:width="12.145cm" svg:height="3.467cm" svg:x="10.609cm" svg:y="11.785cm">
          <text:p/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5.266cm" svg:y1="12.989cm" svg:x2="15.266cm" svg:y2="14.141cm">
          <text:p/>
        </draw:line>
        <draw:line draw:style-name="gr35" draw:text-style-name="P4" draw:layer="layout" svg:x1="15.554cm" svg:y1="12.989cm" svg:x2="15.554cm" svg:y2="14.875cm">
          <text:p/>
        </draw:line>
        <draw:frame draw:style-name="gr1" draw:text-style-name="P1" draw:layer="layout" svg:width="2.402cm" svg:height="1.392cm" svg:x="15.983cm" svg:y="13.755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36" draw:text-style-name="P2" draw:layer="layout" svg:width="2.297cm" svg:height="1.508cm" svg:x="15.909cm" svg:y="13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2.921cm" svg:height="1.424cm" svg:x="18.392cm" svg:y="13.675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38" draw:text-style-name="P1" draw:layer="layout" svg:width="1.185cm" svg:height="1.424cm" svg:x="16.038cm" svg:y="11.966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39" draw:text-style-name="P1" draw:layer="layout" svg:width="0.948cm" svg:height="1.426cm" svg:x="17.015cm" svg:y="11.971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40" draw:text-style-name="P2" draw:layer="layout" svg:width="2.297cm" svg:height="1.508cm" svg:x="15.909cm" svg:y="11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002cm" svg:height="2.442cm" svg:x="0.586cm" svg:y="5.904cm">
          <draw:image xlink:href="Pictures/100000010000026E000000D92745042FE8726E2D.png" xlink:type="simple" xlink:show="embed" xlink:actuate="onLoad" draw:mime-type="image/png">
            <text:p/>
          </draw:image>
        </draw:frame>
        <draw:frame draw:style-name="gr1" draw:text-style-name="P1" draw:layer="layout" svg:width="6.977cm" svg:height="2.452cm" svg:x="0.611cm" svg:y="8.346cm">
          <draw:image xlink:href="Pictures/1000000100000239000000C8F49E32E056E09D1B.png" xlink:type="simple" xlink:show="embed" xlink:actuate="onLoad" draw:mime-type="image/png">
            <text:p/>
          </draw:image>
        </draw:frame>
        <draw:custom-shape draw:style-name="gr41" draw:text-style-name="P4" draw:layer="layout" svg:width="8.074cm" svg:height="5.07cm" svg:x="0.435cm" svg:y="5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0.855cm" svg:height="0.774cm" draw:transform="rotate (-0.028099800957109) translate (0.207cm 5.095cm)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1.806cm" svg:height="0.689cm" svg:x="6.891cm" svg:y="10.587cm">
          <draw:image xlink:href="Pictures/100000010000008B0000003ABD47FC36236143AD.png" xlink:type="simple" xlink:show="embed" xlink:actuate="onLoad" draw:mime-type="image/png">
            <text:p/>
          </draw:image>
        </draw:frame>
        <draw:custom-shape draw:style-name="gr24" draw:text-style-name="P2" draw:layer="layout" svg:width="0.978cm" svg:height="1.508cm" svg:x="19.002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056cm" svg:height="1.424cm" svg:x="20.152cm" svg:y="13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5" draw:text-style-name="P1" draw:layer="layout" svg:width="1.57cm" svg:height="0.621cm" svg:x="25.192cm" svg:y="5.999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46" draw:text-style-name="P2" draw:layer="layout" svg:width="1.57cm" svg:height="0.621cm" svg:x="25.192cm" svg:y="5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1.66cm" svg:height="0.616cm" svg:x="22.333cm" svg:y="9.866cm">
            <draw:image xlink:href="Pictures/100000010000009400000037809C057F5EF5A8FD.png" xlink:type="simple" xlink:show="embed" xlink:actuate="onLoad" draw:mime-type="image/png">
              <text:p/>
            </draw:image>
          </draw:frame>
          <draw:custom-shape draw:style-name="gr47" draw:text-style-name="P6" draw:layer="layout" svg:width="1.793cm" svg:height="0.591cm" svg:x="22.333cm" svg:y="9.8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10" draw:layer="layout" svg:width="1.75cm" svg:height="1.913cm" svg:x="2.587cm" svg:y="8.122cm">
          <text:p/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1.234cm" svg:height="1.392cm" svg:x="2.878cm" svg:y="8.773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50" draw:text-style-name="P2" draw:layer="layout" svg:width="1.113cm" svg:height="1.497cm" svg:x="2.878cm" svg:y="8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draw:layer="layout" svg:width="1.506cm" svg:height="1.405cm" svg:x="4.337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4" draw:layer="layout" svg:x1="5.372cm" svg:y1="6.277cm" svg:x2="5.372cm" svg:y2="7.532cm">
          <text:p/>
        </draw:line>
        <draw:custom-shape draw:style-name="gr53" draw:text-style-name="P2" draw:layer="layout" svg:width="1.889cm" svg:height="0.849cm" svg:x="6.808cm" svg:y="1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66cm" svg:height="0.682cm" svg:x="22.303cm" svg:y="14.947cm">
          <draw:image xlink:href="Pictures/10000001000000920000002E99DCF97769CA7187.png" xlink:type="simple" xlink:show="embed" xlink:actuate="onLoad" draw:mime-type="image/png">
            <text:p/>
          </draw:image>
        </draw:frame>
        <draw:custom-shape draw:style-name="gr54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363cm" svg:height="1.274cm" svg:x="0.557cm" svg:y="13.634cm">
          <draw:image xlink:href="Pictures/10000001000001F900000078258598AC20F39AD7.png" xlink:type="simple" xlink:show="embed" xlink:actuate="onLoad" draw:mime-type="image/png">
            <text:p/>
          </draw:image>
        </draw:frame>
        <draw:custom-shape draw:style-name="gr56" draw:text-style-name="P4" draw:layer="layout" svg:width="8.074cm" svg:height="2.549cm" svg:x="0.398cm" svg:y="12.68cm">
          <text:p/>
          <draw:enhanced-geometry svg:viewBox="0 0 21600 21600" draw:type="rectangle" draw:enhanced-path="M 0 0 L 21600 0 21600 21600 0 21600 0 0 Z N"/>
        </draw:custom-shape>
        <draw:frame draw:style-name="gr57" draw:text-style-name="P1" draw:layer="layout" svg:width="0.38cm" svg:height="0.476cm" svg:x="1.091cm" svg:y="14.369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57" draw:text-style-name="P1" draw:layer="layout" svg:width="0.38cm" svg:height="0.476cm" svg:x="3.927cm" svg:y="14.432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1" draw:text-style-name="P1" draw:layer="layout" svg:width="1.48cm" svg:height="0.802cm" svg:x="7.263cm" svg:y="14.85cm">
          <draw:image xlink:href="Pictures/100000010000007600000040873CABB7AD912E85.png" xlink:type="simple" xlink:show="embed" xlink:actuate="onLoad" draw:mime-type="image/png">
            <text:p/>
          </draw:image>
        </draw:frame>
        <draw:custom-shape draw:style-name="gr58" draw:text-style-name="P2" draw:layer="layout" svg:width="1.282cm" svg:height="2.182cm" svg:x="0.611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draw:layer="layout" svg:width="1.889cm" svg:height="0.849cm" svg:x="7.052cm" svg:y="14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" draw:layer="layout" svg:width="1.071cm" svg:height="1.61cm" svg:x="0.557cm" svg:y="13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1" draw:text-style-name="P1" draw:layer="layout" svg:width="0.811cm" svg:height="0.621cm" svg:x="18.025cm" svg:y="10.805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62" draw:text-style-name="P2" draw:layer="layout" svg:width="0.914cm" svg:height="0.704cm" svg:x="17.925cm" svg:y="10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3" draw:text-style-name="P1" draw:layer="layout" svg:width="0.858cm" svg:height="0.512cm" svg:x="5.971cm" svg:y="11.751cm">
            <draw:image xlink:href="Pictures/10000001000000920000002E99DCF97769CA7187.png" xlink:type="simple" xlink:show="embed" xlink:actuate="onLoad" draw:mime-type="image/png">
              <text:p/>
            </draw:image>
          </draw:frame>
          <draw:custom-shape draw:style-name="gr64" draw:text-style-name="P2" draw:layer="layout" svg:width="0.989cm" svg:height="0.725cm" svg:x="5.84cm" svg:y="11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5" draw:text-style-name="P4" draw:layer="layout" svg:x1="18.839cm" svg:y1="11.025cm" svg:x2="20.352cm" svg:y2="9.919cm">
          <text:p/>
        </draw:line>
        <draw:line draw:style-name="gr65" draw:text-style-name="P4" draw:layer="layout" svg:x1="18.839cm" svg:y1="11.025cm" svg:x2="19.579cm" svg:y2="13.472cm">
          <text:p/>
        </draw:line>
        <draw:line draw:style-name="gr66" draw:text-style-name="P4" draw:layer="layout" svg:x1="5.622cm" svg:y1="11.863cm" svg:x2="3.462cm" svg:y2="10.304cm">
          <text:p/>
        </draw:line>
        <draw:line draw:style-name="gr66" draw:text-style-name="P4" draw:layer="layout" svg:x1="5.666cm" svg:y1="12.215cm" svg:x2="3.219cm" svg:y2="13.472cm">
          <text:p/>
        </draw:line>
        <draw:custom-shape draw:style-name="gr67" draw:text-style-name="P11" draw:layer="layout" svg:width="1.279cm" svg:height="1.084cm" svg:x="3.422cm" svg:y="13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2" draw:layer="layout" svg:width="0.855cm" svg:height="0.774cm" draw:transform="rotate (-0.028099800957109) translate (9.896cm 10.787cm)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draw:layer="layout" svg:width="0.855cm" svg:height="0.774cm" draw:transform="rotate (-0.028099800957109) translate (14.78cm 0.9cm)">
          <text:p text:style-name="P1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0.855cm" svg:height="0.774cm" draw:transform="rotate (-0.028099800957109) translate (9.201cm 0.942cm)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1" draw:text-style-name="P1" draw:layer="layout" svg:width="2.886cm" svg:height="0.721cm" svg:x="2.51cm" svg:y="5.083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2.51cm" svg:y="5.208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0.996cm" svg:height="1.053cm" svg:x="1.062cm" svg:y="4.851cm">
          <draw:image xlink:href="Pictures/10000001000000460000004A23D4014F1629E569.png" xlink:type="simple" xlink:show="embed" xlink:actuate="onLoad" draw:mime-type="image/png">
            <text:p/>
          </draw:image>
        </draw:frame>
        <draw:frame draw:style-name="gr69" draw:text-style-name="P1" draw:layer="layout" svg:width="0.679cm" svg:height="0.5cm" svg:x="1.794cm" svg:y="5.204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42" draw:text-style-name="P9" draw:layer="layout" svg:width="0.855cm" svg:height="0.774cm" draw:transform="rotate (-0.028099800957109) translate (4.991cm 1.81cm)">
          <text:p text:style-name="P1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1" draw:text-style-name="P1" draw:layer="layout" svg:width="2.886cm" svg:height="0.721cm" svg:x="2.096cm" svg:y="11.762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2.096cm" svg:y="11.887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69" draw:text-style-name="P1" draw:layer="layout" svg:width="0.679cm" svg:height="0.5cm" svg:x="1.38cm" svg:y="11.883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70" draw:text-style-name="P14" draw:layer="layout" svg:width="0.855cm" svg:height="0.774cm" draw:transform="rotate (-0.028099800957109) translate (0.022cm 11.779cm)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" draw:layer="layout" svg:width="0.38cm" svg:height="0.476cm" svg:x="1cm" svg:y="11.883cm">
          <draw:image xlink:href="Pictures/100000010000003A000000367D827E8F32393F33.png" xlink:type="simple" xlink:show="embed" xlink:actuate="onLoad" draw:mime-type="image/png">
            <text:p/>
          </draw:image>
        </draw:frame>
        <draw:line draw:style-name="gr71" draw:text-style-name="P4" draw:layer="layout" svg:x1="12.086cm" svg:y1="6.262cm" svg:x2="13.519cm" svg:y2="6.241cm">
          <text:p/>
        </draw:line>
        <draw:line draw:style-name="gr71" draw:text-style-name="P4" draw:layer="layout" svg:x1="12.021cm" svg:y1="11.455cm" svg:x2="13.454cm" svg:y2="11.434cm">
          <text:p/>
        </draw:line>
        <draw:line draw:style-name="gr72" draw:text-style-name="P4" draw:layer="layout" svg:x1="2.595cm" svg:y1="5.725cm" svg:x2="5.296cm" svg:y2="5.704cm">
          <text:p/>
        </draw:line>
        <draw:line draw:style-name="gr72" draw:text-style-name="P4" draw:layer="layout" svg:x1="2.096cm" svg:y1="12.383cm" svg:x2="4.797cm" svg:y2="12.362cm">
          <text:p/>
        </draw:line>
        <draw:custom-shape draw:style-name="gr68" draw:text-style-name="P12" draw:layer="layout" svg:width="0.855cm" svg:height="0.774cm" draw:transform="rotate (-0.028099800957109) translate (10.182cm 0.966cm)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4" draw:layer="layout" svg:width="0.855cm" svg:height="0.774cm" draw:transform="rotate (-0.028099800957109) translate (4.991cm 1.012cm)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4" draw:layer="layout" svg:x1="10.753cm" svg:y1="11.585cm" svg:x2="13.454cm" svg:y2="11.564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1T16:57:48.111532059</meta:creation-date>
    <dc:date>2023-03-12T08:53:36.431373764</dc:date>
    <meta:editing-duration>PT13H29M35S</meta:editing-duration>
    <meta:editing-cycles>2</meta:editing-cycles>
    <meta:generator>LibreOffice/7.3.7.2$Linux_X86_64 LibreOffice_project/30$Build-2</meta:generator>
    <meta:document-statistic meta:object-count="165"/>
  </office:meta>
</office:document-meta>
</file>